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88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size="44pt" style:text-underline-style="solid" style:text-underline-width="auto" style:text-underline-color="font-color" fo:font-weight="bold" officeooo:rsid="00102d2a" officeooo:paragraph-rsid="00102d2a" style:font-size-asian="38.5pt" style:font-weight-asian="bold" style:font-size-complex="4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ac918" officeooo:paragraph-rsid="002ac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102d2a" officeooo:paragraph-rsid="00102d2a" style:font-size-asian="11.3500003814697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824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214a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2550" officeooo:paragraph-rsid="001b25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8f35" officeooo:paragraph-rsid="001c8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e13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e13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e13" officeooo:paragraph-rsid="00396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4b11a" officeooo:paragraph-rsid="0034b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874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87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b1d8" officeooo:paragraph-rsid="001fb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110c" officeooo:paragraph-rsid="00201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645c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add3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a6c7" officeooo:paragraph-rsid="0024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f714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f714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f71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9aef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957e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906f0" officeooo:paragraph-rsid="002906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906f0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ac918" officeooo:paragraph-rsid="002ac9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7726" officeooo:paragraph-rsid="002b7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7b23" officeooo:paragraph-rsid="002e7b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f1a0" officeooo:paragraph-rsid="002ef1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00023" officeooo:paragraph-rsid="00300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b6c9" officeooo:paragraph-rsid="0032b6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a18c" officeooo:paragraph-rsid="0036a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659b" officeooo:paragraph-rsid="00396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086d" officeooo:paragraph-rsid="003b0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cb856" officeooo:paragraph-rsid="003cb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dad5c" officeooo:paragraph-rsid="003d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44fb" officeooo:paragraph-rsid="003f4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0e155" officeooo:paragraph-rsid="0040e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11076" officeooo:paragraph-rsid="004110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1de03" officeooo:paragraph-rsid="0041de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974d" officeooo:paragraph-rsid="004110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974d" officeooo:paragraph-rsid="00439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f73e" officeooo:paragraph-rsid="0043f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52e1c" officeooo:paragraph-rsid="004110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52e1c" officeooo:paragraph-rsid="00452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6712b" officeooo:paragraph-rsid="00467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75916" officeooo:paragraph-rsid="0047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93530" officeooo:paragraph-rsid="004935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9bdaf" officeooo:paragraph-rsid="0049b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ac438" officeooo:paragraph-rsid="004ac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fo:font-weight="bold" officeooo:rsid="001531df" style:font-weight-asian="bold" style:font-weight-complex="bold"/>
    </style:style>
    <style:style style:name="T6" style:family="text">
      <style:text-properties fo:font-weight="bold" officeooo:rsid="0016eff5" style:font-weight-asian="bold" style:font-weight-complex="bold"/>
    </style:style>
    <style:style style:name="T7" style:family="text">
      <style:text-properties fo:font-weight="bold" officeooo:rsid="001b2550" style:font-weight-asian="bold" style:font-weight-complex="bold"/>
    </style:style>
    <style:style style:name="T8" style:family="text">
      <style:text-properties officeooo:rsid="001183d6"/>
    </style:style>
    <style:style style:name="T9" style:family="text">
      <style:text-properties officeooo:rsid="00129fde"/>
    </style:style>
    <style:style style:name="T10" style:family="text">
      <style:text-properties officeooo:rsid="001531df"/>
    </style:style>
    <style:style style:name="T11" style:family="text">
      <style:text-properties officeooo:rsid="0016eff5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8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ef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a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1a214a"/>
    </style:style>
    <style:style style:name="T21" style:family="text">
      <style:text-properties officeooo:rsid="001c8f35"/>
    </style:style>
    <style:style style:name="T22" style:family="text">
      <style:text-properties officeooo:rsid="001d4e13"/>
    </style:style>
    <style:style style:name="T23" style:family="text">
      <style:text-properties officeooo:rsid="001ee874"/>
    </style:style>
    <style:style style:name="T24" style:family="text">
      <style:text-properties officeooo:rsid="001fb1d8"/>
    </style:style>
    <style:style style:name="T25" style:family="text">
      <style:text-properties officeooo:rsid="0020110c"/>
    </style:style>
    <style:style style:name="T26" style:family="text">
      <style:text-properties officeooo:rsid="0021645c"/>
    </style:style>
    <style:style style:name="T27" style:family="text">
      <style:text-properties officeooo:rsid="0022add3"/>
    </style:style>
    <style:style style:name="T28" style:family="text">
      <style:text-properties officeooo:rsid="0024a6c7"/>
    </style:style>
    <style:style style:name="T29" style:family="text">
      <style:text-properties officeooo:rsid="0024f714"/>
    </style:style>
    <style:style style:name="T30" style:family="text">
      <style:text-properties officeooo:rsid="00269aef"/>
    </style:style>
    <style:style style:name="T31" style:family="text">
      <style:text-properties officeooo:rsid="0027957e"/>
    </style:style>
    <style:style style:name="T32" style:family="text">
      <style:text-properties officeooo:rsid="002906f0"/>
    </style:style>
    <style:style style:name="T33" style:family="text">
      <style:text-properties officeooo:rsid="002ac918"/>
    </style:style>
    <style:style style:name="T34" style:family="text">
      <style:text-properties officeooo:rsid="0031294b"/>
    </style:style>
    <style:style style:name="T35" style:family="text">
      <style:text-properties officeooo:rsid="0039659b"/>
    </style:style>
    <style:style style:name="T36" style:family="text">
      <style:text-properties officeooo:rsid="003f44fb"/>
    </style:style>
    <style:style style:name="T37" style:family="text">
      <style:text-properties officeooo:rsid="0041de03"/>
    </style:style>
    <style:style style:name="T38" style:family="text">
      <style:text-properties officeooo:rsid="0043f73e"/>
    </style:style>
    <style:style style:name="T39" style:family="text">
      <style:text-properties officeooo:rsid="0046712b"/>
    </style:style>
    <style:style style:name="T40" style:family="text">
      <style:text-properties officeooo:rsid="0047591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6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Command </text:p>
            <text:p text:style-name="P12">Name</text:p>
          </table:table-cell>
          <table:table-cell table:style-name="Table1.B1" office:value-type="string">
            <text:p text:style-name="P12"><text:s text:c="11"/>Syntax</text:p>
          </table:table-cell>
          <table:table-cell table:style-name="Table1.B1" office:value-type="string">
            <text:p text:style-name="P12"><text:s text:c="8"/>Description </text:p>
          </table:table-cell>
          <table:table-cell table:style-name="Table1.A1" office:value-type="string">
            <text:p text:style-name="P13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12"><text:s text:c="4"/><text:span text:style-name="T3">ls</text:span></text:p>
          </table:table-cell>
          <table:table-cell table:style-name="Table1.B2" office:value-type="float" office:value="0">
            <text:p text:style-name="P12"><text:span text:style-name="T8">l</text:span>s -[option] <text:s/><text:span text:style-name="T8">&lt;</text:span>directory<text:span text:style-name="T8">&gt;</text:span></text:p>
            <text:p text:style-name="P18"/>
            <text:p text:style-name="P18">1)<text:span text:style-name="T3"> ls -m <text:s/></text:span>will show the files and folder with comma</text:p>
            <text:p text:style-name="P18"/>
            <text:p text:style-name="P18">2) <text:span text:style-name="T3">ls -a</text:span> <text:s/>show the hidden files also</text:p>
            <text:p text:style-name="P18"/>
            <text:p text:style-name="P18">3) <text:span text:style-name="T3">ls <text:s/>-l</text:span> <text:s/>will show the files and folder in a listing format</text:p>
            <text:p text:style-name="P18"/>
            <text:p text:style-name="P18">4) <text:span text:style-name="T3">ls -lh</text:span> will show the file with listing and size</text:p>
            <text:p text:style-name="P18"/>
            <text:p text:style-name="P18">5) <text:span text:style-name="T3">ls -i</text:span> will show the list of files and folders with Inode</text:p>
            <text:p text:style-name="P18"/>
            <text:p text:style-name="P18">6) <text:span text:style-name="T4">ls -t</text:span><text:span text:style-name="T9"> will show the modification time with directory listing</text:span></text:p>
            <text:p text:style-name="P18"/>
            <text:p text:style-name="P18"/>
          </table:table-cell>
          <table:table-cell table:style-name="Table1.B2" office:value-type="float" office:value="0">
            <text:p text:style-name="P13"><text:s text:c="2"/><text:span text:style-name="T1">ls <text:s/>command used to see the files and folder inside a directory .it is the most used command in linux.</text:span></text:p>
          </table:table-cell>
          <table:table-cell table:style-name="Table1.D2" office:value-type="float" office:value="0">
            <text:p text:style-name="P19"><text:s/>=&gt; ls -l m</text:p>
            <text:p text:style-name="P19"/>
            <text:p text:style-name="P19">[root@localhost vagrant]# ls -m</text:p>
            <text:p text:style-name="P19"/>
            <text:p text:style-name="P19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19"><text:s text:c="2"/>more</text:p>
          </table:table-cell>
          <table:table-cell table:style-name="Table1.B3" office:value-type="float" office:value="0">
            <text:p text:style-name="P19"><text:s/><text:span text:style-name="T3">More </text:span><text:span text:style-name="T5">&lt;options&gt;</text:span><text:span text:style-name="T3"> &lt;file_name&gt;</text:span></text:p>
            <text:p text:style-name="P19"/>
            <text:p text:style-name="P2"><text:span text:style-name="T10">1)</text:span><text:span text:style-name="T3">more -d </text:span><text:span text:style-name="T10">will give you reading file one screen at a time</text:span></text:p>
            <text:p text:style-name="P2"/>
            <text:p text:style-name="P3">2)<text:span text:style-name="T6">more -p </text:span><text:span text:style-name="T11"><text:s/>will clear the screen first then show the content</text:span></text:p>
            <text:p text:style-name="P3"/>
            <text:p text:style-name="P4"><text:span text:style-name="T12">3)</text:span><text:span text:style-name="T18">more +&lt;</text:span><text:span text:style-name="T19">number</text:span><text:span text:style-name="T18">&gt; </text:span><text:span text:style-name="T13">will display the line <text:s/>after the input line number</text:span></text:p>
            <text:p text:style-name="P5"><text:soft-page-break/></text:p>
            <text:p text:style-name="P19"/>
            <text:p text:style-name="P20"><text:span text:style-name="T11">5)</text:span><text:span text:style-name="T6">ls | more</text:span><text:span text:style-name="T11"> will how the directory on screen at a time</text:span></text:p>
            <text:p text:style-name="P19"/>
            <text:p text:style-name="P21"><text:span text:style-name="T11">6) </text:span><text:span text:style-name="T3">cat &lt;file_name&gt; | more</text:span> <text:span text:style-name="T11">read any file with one screen at a time</text:span></text:p>
            <text:p text:style-name="P21"/>
          </table:table-cell>
          <table:table-cell table:style-name="Table1.B3" office:value-type="float" office:value="0">
            <text:p text:style-name="P19">It is used for many purpose.</text:p>
            <text:p text:style-name="P21">Is is used for displaying the content inside a file.</text:p>
            <text:p text:style-name="P21">If any directory has many files</text:p>
            <text:p text:style-name="P21">you can see it with one screen at a time.</text:p>
            <text:p text:style-name="P14"><text:span text:style-name="T14">It will also work with other command like ls and cat</text:span>more +30 sample.txt</text:p>
            <text:p text:style-name="P22"/>
          </table:table-cell>
          <table:table-cell table:style-name="Table1.D3" office:value-type="float" office:value="0">
            <text:p text:style-name="P15"><text:span text:style-name="T15"><text:s/></text:span><text:span text:style-name="T17">=&gt;more more +30 sample.txt</text:span></text:p>
            <text:p text:style-name="P15"><text:s/>this is linux tutorial</text:p>
            <text:p text:style-name="P23"/>
            <text:p text:style-name="P23"/>
            <text:p text:style-name="P23">[root@localhost vagrant]# ls | more</text:p>
            <text:p text:style-name="P23">file1</text:p>
            <text:p text:style-name="P23">file2</text:p>
            <text:p text:style-name="P23">file3</text:p>
            <text:p text:style-name="P23">file4.txt</text:p>
            <text:p text:style-name="P23">file5.py</text:p>
            <text:p text:style-name="P23">file6.java</text:p>
            <text:p text:style-name="P23">file.txt</text:p>
            <text:p text:style-name="P23"><text:soft-page-break/>test1</text:p>
            <text:p text:style-name="P23">test2</text:p>
            <text:p text:style-name="P23">test3</text:p>
          </table:table-cell>
        </table:table-row>
        <table:table-row>
          <table:table-cell table:style-name="Table1.A2" office:value-type="string">
            <text:p text:style-name="P24">less</text:p>
          </table:table-cell>
          <table:table-cell table:style-name="Table1.B2" office:value-type="float" office:value="0">
            <text:p text:style-name="P16"><text:s/><text:span text:style-name="T9">More &lt;options&gt; &lt;file_name&gt;</text:span></text:p>
            <text:p text:style-name="P16"/>
            <text:p text:style-name="P16"><text:span text:style-name="T20">less </text:span>-E : automatically exit the first time it reaches end of file.<text:line-break/></text:p>
            <text:p text:style-name="P16"><text:span text:style-name="T20">Less </text:span>-f : forces non-regular file to open.<text:line-break/></text:p>
            <text:p text:style-name="P16"><text:span text:style-name="T20">Less </text:span>-F : exit if entire file can be displayed on first screen<text:line-break/></text:p>
            <text:p text:style-name="P16"><text:span text:style-name="T20">less </text:span>-g : highlight the string which was found by last search command<text:line-break/></text:p>
            <text:p text:style-name="P16"/>
            <text:p text:style-name="P16"><text:span text:style-name="T20">less </text:span>-G : suppresses all highlighting of strings found by search commands<text:line-break/><text:span text:style-name="T20">less </text:span>-i : cause sears line numbers</text:p>
            <text:p text:style-name="P16"><text:line-break/><text:span text:style-name="T20">less </text:span>-p <text:span text:style-name="T20">&lt;</text:span>pattern<text:span text:style-name="T20">&gt;</text:span> : it tells less to start at the first occurrence of pattern in the file</text:p>
            <text:p text:style-name="P16"/>
            <text:p text:style-name="P16"><text:line-break/><text:span text:style-name="T20">less </text:span>-s : <text:s/>causes consecutive blank lines to be squeezed into a single blank line <text:s/>to ignore case<text:line-break/><text:span text:style-name="T20">less </text:span>-n : suppresses line numbers<text:line-break/><text:span text:style-name="T20">less </text:span>-p <text:span text:style-name="T20">&lt;</text:span>pattern<text:span text:style-name="T20">&gt;</text:span> : it tells <text:soft-page-break/>less to start at the first occurrence of pattern in the file<text:line-break/></text:p>
            <text:p text:style-name="P16"><text:span text:style-name="T20">less </text:span>-s : <text:s/>causes consecutive blank lines to be squeezed</text:p>
            <text:p text:style-name="P16"/>
            <text:p text:style-name="P16"><text:span text:style-name="T20">less </text:span>-<text:span text:style-name="T20">N</text:span> : <text:span text:style-name="T20">shows line number</text:span></text:p>
          </table:table-cell>
          <table:table-cell table:style-name="Table1.B2" office:value-type="float" office:value="0">
            <text:p text:style-name="P13"><text:s/><text:span text:style-name="T20">It works like the more command .it also give scroling options</text:span></text:p>
          </table:table-cell>
          <table:table-cell table:style-name="Table1.D2" office:value-type="float" office:value="0">
            <text:p text:style-name="P13"/>
            <text:p text:style-name="P24">=&gt;dmesg | less -E =&gt;dmesg | less -N =&gt;dmesg | less -p systemd </text:p>
            <text:p text:style-name="P24">=&gt;cat file.txt | less -F</text:p>
            <text:p text:style-name="P24">=&gt;cat file.txt | less -g</text:p>
            <text:p text:style-name="P24">=&gt;cat file.txt | less -E</text:p>
          </table:table-cell>
        </table:table-row>
        <table:table-row>
          <table:table-cell table:style-name="Table1.A3" office:value-type="string">
            <text:p text:style-name="P25">strings</text:p>
          </table:table-cell>
          <table:table-cell table:style-name="Table1.B3" office:value-type="float" office:value="0">
            <text:p text:style-name="P13"><text:s text:c="2"/><text:span text:style-name="T7">strings &lt;filename&gt;</text:span></text:p>
          </table:table-cell>
          <table:table-cell table:style-name="Table1.B3" office:value-type="float" office:value="0">
            <text:p text:style-name="P25">To display the content of the file</text:p>
          </table:table-cell>
          <table:table-cell table:style-name="Table1.D3" office:value-type="float" office:value="0">
            <text:p text:style-name="P25">String file.txt</text:p>
          </table:table-cell>
        </table:table-row>
        <table:table-row>
          <table:table-cell table:style-name="Table1.A2" office:value-type="string">
            <text:p text:style-name="P25">tree</text:p>
          </table:table-cell>
          <table:table-cell table:style-name="Table1.B2" office:value-type="float" office:value="0">
            <text:p text:style-name="P25"><text:s/>Tree &lt;directory&gt; </text:p>
            <text:p text:style-name="P25">[you may have to tool with package manager]</text:p>
            <text:p text:style-name="P25"/>
          </table:table-cell>
          <table:table-cell table:style-name="Table1.B2" office:value-type="float" office:value="0">
            <text:p text:style-name="P25">To display the Directory stricture in a tree format </text:p>
          </table:table-cell>
          <table:table-cell table:style-name="Table1.D2" office:value-type="float" office:value="0">
            <text:p text:style-name="P25"><text:s/>tree /dev</text:p>
            <text:p text:style-name="P25"><text:s/>tree /home//user1</text:p>
          </table:table-cell>
        </table:table-row>
        <table:table-row>
          <table:table-cell table:style-name="Table1.A3" office:value-type="string">
            <text:p text:style-name="P25">dir</text:p>
          </table:table-cell>
          <table:table-cell table:style-name="Table1.B3" office:value-type="float" office:value="0">
            <text:p text:style-name="P25"><text:s/>Dir &lt;directory_name&gt; </text:p>
            <text:p text:style-name="P25"/>
            <text:p text:style-name="P25">[you have to install ‘tree’ tools before using this command]</text:p>
          </table:table-cell>
          <table:table-cell table:style-name="Table1.B3" office:value-type="float" office:value="0">
            <text:p text:style-name="P25">To display the diles and folder inside the directory</text:p>
          </table:table-cell>
          <table:table-cell table:style-name="Table1.D3" office:value-type="float" office:value="0">
            <text:p text:style-name="P25"><text:s/>dir /dev </text:p>
            <text:p text:style-name="P25"><text:s/>dir /</text:p>
            <text:p text:style-name="P25"><text:s/>dir /home</text:p>
          </table:table-cell>
        </table:table-row>
        <table:table-row>
          <table:table-cell table:style-name="Table1.A2" office:value-type="string">
            <text:p text:style-name="P25">date</text:p>
          </table:table-cell>
          <table:table-cell table:style-name="Table1.B2" office:value-type="float" office:value="0">
            <text:p text:style-name="P25">date</text:p>
          </table:table-cell>
          <table:table-cell table:style-name="Table1.B2" office:value-type="float" office:value="0">
            <text:p text:style-name="P25">To display the current date and time</text:p>
          </table:table-cell>
          <table:table-cell table:style-name="Table1.D2" office:value-type="float" office:value="0">
            <text:p text:style-name="P25"><text:s/>date</text:p>
          </table:table-cell>
        </table:table-row>
        <table:table-row>
          <table:table-cell table:style-name="Table1.A3" office:value-type="string">
            <text:p text:style-name="P25">cal</text:p>
          </table:table-cell>
          <table:table-cell table:style-name="Table1.B3" office:value-type="float" office:value="0">
            <text:p text:style-name="P25">Cal</text:p>
            <text:p text:style-name="P25">cal &lt;year&gt;</text:p>
            <text:p text:style-name="P25">cal &lt;month&gt; &lt;year&gt;</text:p>
          </table:table-cell>
          <table:table-cell table:style-name="Table1.B3" office:value-type="float" office:value="0">
            <text:p text:style-name="P25">To display the calendar <text:s/></text:p>
          </table:table-cell>
          <table:table-cell table:style-name="Table1.D3" office:value-type="float" office:value="0">
            <text:p text:style-name="P25"><text:span text:style-name="T21">=&gt; c</text:span>alendar 2019</text:p>
            <text:p text:style-name="P25"><text:span text:style-name="T21">=&gt; </text:span>calendar 12 2019</text:p>
            <text:p text:style-name="P25"/>
            <text:p text:style-name="P25"/>
          </table:table-cell>
        </table:table-row>
        <table:table-row>
          <table:table-cell table:style-name="Table1.A2" office:value-type="string">
            <text:p text:style-name="P26">clear</text:p>
            <text:p text:style-name="P13"/>
          </table:table-cell>
          <table:table-cell table:style-name="Table1.B2" office:value-type="float" office:value="0">
            <text:p text:style-name="P13"><text:s/><text:span text:style-name="T21">clear</text:span></text:p>
          </table:table-cell>
          <table:table-cell table:style-name="Table1.B2" office:value-type="float" office:value="0">
            <text:p text:style-name="P13"><text:s/><text:span text:style-name="T21">Clean the screen</text:span></text:p>
          </table:table-cell>
          <table:table-cell table:style-name="Table1.D2" office:value-type="float" office:value="0">
            <text:p text:style-name="P26">clear</text:p>
          </table:table-cell>
        </table:table-row>
        <table:table-row>
          <table:table-cell table:style-name="Table1.A3" office:value-type="string">
            <text:p text:style-name="P26">bc</text:p>
          </table:table-cell>
          <table:table-cell table:style-name="Table1.B3" office:value-type="float" office:value="0">
            <text:p text:style-name="P13"><text:s/><text:span text:style-name="T21">Bc</text:span></text:p>
            <text:p text:style-name="P13"/>
            <text:p text:style-name="P26">[you may have to install it first]</text:p>
          </table:table-cell>
          <table:table-cell table:style-name="Table1.B3" office:value-type="float" office:value="0">
            <text:p text:style-name="P13"><text:s/><text:span text:style-name="T21">Basic calculator</text:span></text:p>
          </table:table-cell>
          <table:table-cell table:style-name="Table1.D3" office:value-type="float" office:value="0">
            <text:p text:style-name="P13"><text:s text:c="2"/><text:span text:style-name="T21">=&gt;bc</text:span></text:p>
            <text:p text:style-name="P26">[type quit for exit]</text:p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27">rmdir</text:p>
          </table:table-cell>
          <table:table-cell table:style-name="Table1.B2" office:value-type="float" office:value="0">
            <text:p text:style-name="P13"><text:s text:c="2"/><text:span text:style-name="T22">Rmdir &lt;empty_directory&gt;</text:span></text:p>
          </table:table-cell>
          <table:table-cell table:style-name="Table1.B2" office:value-type="float" office:value="0">
            <text:p text:style-name="P7">Remove empty directory</text:p>
            <text:p text:style-name="P27">[you cant remove any directory which has file in it with this command]</text:p>
          </table:table-cell>
          <table:table-cell table:style-name="Table1.D2" office:value-type="float" office:value="0">
            <text:p text:style-name="P13"><text:s/><text:span text:style-name="T22">=&gt;rmdir dir1/</text:span></text:p>
          </table:table-cell>
        </table:table-row>
        <table:table-row>
          <table:table-cell table:style-name="Table1.A3" office:value-type="string">
            <text:p text:style-name="P31">mkdir</text:p>
          </table:table-cell>
          <table:table-cell table:style-name="Table1.B3" office:value-type="float" office:value="0">
            <text:p text:style-name="P31">mkdir &lt;directory&gt; : for making single directory</text:p>
            <text:p text:style-name="P31"/>
            <text:p text:style-name="P31">mkdir -p &lt;directory/directory&gt;:</text:p>
            <text:p text:style-name="P31">for making recursive directory</text:p>
            <text:p text:style-name="P31"/>
            <text:p text:style-name="P31"/>
          </table:table-cell>
          <table:table-cell table:style-name="Table1.B3" office:value-type="float" office:value="0">
            <text:p text:style-name="P8">Making directory</text:p>
          </table:table-cell>
          <table:table-cell table:style-name="Table1.D3" office:value-type="float" office:value="0">
            <text:p text:style-name="P31">mkdir test</text:p>
            <text:p text:style-name="P31"/>
            <text:p text:style-name="P31">mkdir -p test1/test2/test3</text:p>
            <text:p text:style-name="P31"/>
          </table:table-cell>
        </table:table-row>
        <table:table-row>
          <table:table-cell table:style-name="Table1.A2" office:value-type="string">
            <text:p text:style-name="P27">file</text:p>
          </table:table-cell>
          <table:table-cell table:style-name="Table1.B2" office:value-type="float" office:value="0">
            <text:p text:style-name="P27">File &lt;filename&gt;</text:p>
          </table:table-cell>
          <table:table-cell table:style-name="Table1.B2" office:value-type="float" office:value="0">
            <text:p text:style-name="P27">Display the file type</text:p>
          </table:table-cell>
          <table:table-cell table:style-name="Table1.D2" office:value-type="float" office:value="0">
            <text:p text:style-name="P13"><text:span text:style-name="T22">=&gt;</text:span>file file.txt </text:p>
            <text:p text:style-name="P13">file.txt: ASCII text</text:p>
          </table:table-cell>
        </table:table-row>
        <text:soft-page-break/>
        <table:table-row>
          <table:table-cell table:style-name="Table1.A3" office:value-type="string">
            <text:p text:style-name="P27">hwclock</text:p>
          </table:table-cell>
          <table:table-cell table:style-name="Table1.B3" office:value-type="float" office:value="0">
            <text:p text:style-name="P27"><text:s/>hwclock</text:p>
          </table:table-cell>
          <table:table-cell table:style-name="Table1.B3" office:value-type="float" office:value="0">
            <text:p text:style-name="P27">Display the Bios time</text:p>
          </table:table-cell>
          <table:table-cell table:style-name="Table1.D3" office:value-type="float" office:value="0">
            <text:p text:style-name="P13"><text:s/><text:span text:style-name="T22">hwlock</text:span></text:p>
          </table:table-cell>
        </table:table-row>
        <table:table-row table:style-name="Table1.2">
          <table:table-cell table:style-name="Table1.A2" office:value-type="string">
            <text:p text:style-name="P13"/>
            <text:p text:style-name="P27">ln</text:p>
          </table:table-cell>
          <table:table-cell table:style-name="Table1.B2" office:value-type="float" office:value="0">
            <text:p text:style-name="P27">ln &lt;option&gt; &lt;source_file&gt; &lt;shortcut_file&gt;</text:p>
            <text:p text:style-name="P27"/>
            <text:p text:style-name="P27"><text:s/>ln -s : for creating soft link</text:p>
            <text:p text:style-name="P28"><text:s/>ln -<text:span text:style-name="T23">P</text:span> : for creating <text:span text:style-name="T23">hard</text:span> link</text:p>
            <text:p text:style-name="P27"/>
            <text:p text:style-name="P27"/>
          </table:table-cell>
          <table:table-cell table:style-name="Table1.B2" office:value-type="float" office:value="0">
            <text:p text:style-name="P27">Create a link of the source filename</text:p>
            <text:p text:style-name="P27"/>
            <text:p text:style-name="P27"><text:span text:style-name="T23">I</text:span>n case <text:span text:style-name="T23">in</text:span> hard link <text:s/><text:span text:style-name="T23">if you delete the main file link wont remove</text:span></text:p>
            <text:p text:style-name="P27"/>
            <text:p text:style-name="P27">but in case of <text:span text:style-name="T23">the </text:span>soft link if you delete the <text:span text:style-name="T23">main file the the linked file will be removed</text:span> </text:p>
            <text:p text:style-name="P27"/>
            <text:p text:style-name="P27"/>
          </table:table-cell>
          <table:table-cell table:style-name="Table1.D2" office:value-type="float" office:value="0">
            <text:p text:style-name="P32"><text:s/>=&gt;ln -s main.txt soft.txt</text:p>
            <text:p text:style-name="P32">=&gt;ln -s main.txt hard.txt</text:p>
          </table:table-cell>
        </table:table-row>
        <table:table-row table:style-name="Table1.2">
          <table:table-cell table:style-name="Table1.A3" office:value-type="string">
            <text:p text:style-name="P35">History</text:p>
          </table:table-cell>
          <table:table-cell table:style-name="Table1.B3" office:value-type="float" office:value="0">
            <text:p text:style-name="P27"><text:s/><text:span text:style-name="T24">history</text:span></text:p>
          </table:table-cell>
          <table:table-cell table:style-name="Table1.B3" office:value-type="float" office:value="0">
            <text:p text:style-name="P35">Shows users command history</text:p>
            <text:p text:style-name="P35">it will show the last 1000 command of the user</text:p>
            <text:p text:style-name="P35">you can set the limit if you like</text:p>
            <text:p text:style-name="P35"/>
            <text:p text:style-name="P35"/>
          </table:table-cell>
          <table:table-cell table:style-name="Table1.D3" office:value-type="float" office:value="0">
            <text:p text:style-name="P32"><text:s/><text:span text:style-name="T24">=&gt;history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>
            <text:p text:style-name="P27"/>
          </table:table-cell>
          <table:table-cell table:style-name="Table1.B2">
            <text:p text:style-name="P27"/>
          </table:table-cell>
          <table:table-cell table:style-name="Table1.D2">
            <text:p text:style-name="P32"/>
          </table:table-cell>
        </table:table-row>
        <table:table-row>
          <table:table-cell table:style-name="Table1.A3" office:value-type="string">
            <text:p text:style-name="P36">locate</text:p>
          </table:table-cell>
          <table:table-cell table:style-name="Table1.B3" office:value-type="float" office:value="0">
            <text:p text:style-name="P27"><text:s/><text:span text:style-name="T25">Locate &lt;file_name&gt; </text:span></text:p>
          </table:table-cell>
          <table:table-cell table:style-name="Table1.B3" office:value-type="float" office:value="0">
            <text:p text:style-name="P27"><text:s/><text:span text:style-name="T25">It will search the entire system for that file </text:span></text:p>
            <text:p text:style-name="P27"/>
            <text:p text:style-name="P36">[you need to apply the command ‘updatedb’ for getting letest entry]</text:p>
            <text:p text:style-name="P36"/>
            <text:p text:style-name="P36"/>
            <text:p text:style-name="P36"/>
          </table:table-cell>
          <table:table-cell table:style-name="Table1.D3" office:value-type="float" office:value="0">
            <text:p text:style-name="P36">=&gt;locate file.txt</text:p>
          </table:table-cell>
        </table:table-row>
        <table:table-row>
          <table:table-cell table:style-name="Table1.A2" office:value-type="string">
            <text:p text:style-name="P37">uname</text:p>
          </table:table-cell>
          <table:table-cell table:style-name="Table1.B2" office:value-type="float" office:value="0">
            <text:p text:style-name="P27"><text:span text:style-name="T26">uname </text:span>-a : all information, in the following order</text:p>
            <text:p text:style-name="P27"/>
            <text:p text:style-name="P27"><text:span text:style-name="T26">uname</text:span> <text:s/>-s :print the kernel name</text:p>
            <text:p text:style-name="P27"/>
            <text:p text:style-name="P27"><text:span text:style-name="T26">uname</text:span> -n: <text:span text:style-name="T26">print </text:span><text:s/>hostname</text:p>
            <text:p text:style-name="P29"/>
            <text:p text:style-name="P29"><text:span text:style-name="T26">uname</text:span> -r: <text:s/>print the kernel release</text:p>
            <text:p text:style-name="P29"/>
            <text:p text:style-name="P29"><text:span text:style-name="T26">uname</text:span> -v : print the kernel version</text:p>
            <text:p text:style-name="P29"/>
            <text:p text:style-name="P29"><text:span text:style-name="T26">uname</text:span> -m : print the <text:soft-page-break/>machine hardware name</text:p>
            <text:p text:style-name="P29"/>
            <text:p text:style-name="P29"><text:span text:style-name="T26">uname</text:span> -p: print the processor type</text:p>
            <text:p text:style-name="P29"/>
            <text:p text:style-name="P29"><text:span text:style-name="T26">uname</text:span> -i: <text:s/>print the hardware platform</text:p>
            <text:p text:style-name="P29"/>
            <text:p text:style-name="P29"><text:span text:style-name="T26">uname</text:span> <text:s/>-o: print the operating system</text:p>
          </table:table-cell>
          <table:table-cell table:style-name="Table1.B2" office:value-type="float" office:value="0">
            <text:p text:style-name="P37">Show all the information about the kernel , OS and hardware-platform</text:p>
          </table:table-cell>
          <table:table-cell table:style-name="Table1.D2" office:value-type="float" office:value="0">
            <text:p text:style-name="P32">[root@localhost vagrant]# uname -a</text:p>
            <text:p text:style-name="P32"/>
            <text:p text:style-name="P32"/>
            <text:p text:style-name="P32">Linux localhost.localdomain 3.10.0-957.12.2.el7.x86_64 #1 SMP Tue May 14 21:24:32 UTC 2019 x86_64 x86_64 x86_64 GNU/Linux</text:p>
          </table:table-cell>
        </table:table-row>
        <table:table-row>
          <table:table-cell table:style-name="Table1.A3" office:value-type="string">
            <text:p text:style-name="P13"/>
            <text:p text:style-name="P37">tar</text:p>
            <text:p text:style-name="P13"/>
          </table:table-cell>
          <table:table-cell table:style-name="Table1.B3" office:value-type="float" office:value="0">
            <text:p text:style-name="P37"><text:span text:style-name="T27">t</text:span>ar -cvf &lt;archive_name&gt; &lt;source&gt; : <text:span text:style-name="T27">for creating archive </text:span></text:p>
            <text:p text:style-name="P37"/>
            <text:p text:style-name="P38">tar -xvf : for extracting archive</text:p>
            <text:p text:style-name="P38"/>
            <text:p text:style-name="P37"/>
          </table:table-cell>
          <table:table-cell table:style-name="Table1.B3" office:value-type="float" office:value="0">
            <text:p text:style-name="P39">For creating archive and extracting archive</text:p>
          </table:table-cell>
          <table:table-cell table:style-name="Table1.D3" office:value-type="float" office:value="0">
            <text:p text:style-name="P32">[root@localhost vagrant]# tar -cvf arch test1</text:p>
            <text:p text:style-name="P32"/>
            <text:p text:style-name="P38">file arch</text:p>
            <text:p text:style-name="P38"/>
            <text:p text:style-name="P38">arch: POSIX tar archive (GNU)</text:p>
            <text:p text:style-name="P32"/>
            <text:p text:style-name="P9">[root@localhost vagrant]# tar -<text:span text:style-name="T27">x</text:span>vf arch </text:p>
            <text:p text:style-name="P33"/>
          </table:table-cell>
        </table:table-row>
        <table:table-row>
          <table:table-cell table:style-name="Table1.A2" office:value-type="string">
            <text:p text:style-name="P13"/>
            <text:p text:style-name="P39">gzip</text:p>
          </table:table-cell>
          <table:table-cell table:style-name="Table1.B2" office:value-type="float" office:value="0">
            <text:p text:style-name="P27"><text:s/><text:span text:style-name="T28">gzip &lt; file_name&gt;</text:span></text:p>
          </table:table-cell>
          <table:table-cell table:style-name="Table1.B2" office:value-type="float" office:value="0">
            <text:p text:style-name="P39">For compressing normal file or archive file</text:p>
          </table:table-cell>
          <table:table-cell table:style-name="Table1.D2" office:value-type="float" office:value="0">
            <text:p text:style-name="P32">[root@localhost vagrant]# gzip arch </text:p>
            <text:p text:style-name="P32"/>
            <text:p text:style-name="P32">[root@localhost vagrant]# file arch.gz </text:p>
            <text:p text:style-name="P32">arch.gz: gzip compressed data, was "arch", from Unix, last modified: Fri Jul 26 11:25:49 2019</text:p>
            <text:p text:style-name="P32"/>
            <text:p text:style-name="P32"/>
          </table:table-cell>
        </table:table-row>
        <table:table-row>
          <table:table-cell table:style-name="Table1.A3" office:value-type="string">
            <text:p text:style-name="P39">gunzip</text:p>
          </table:table-cell>
          <table:table-cell table:style-name="Table1.B3" office:value-type="float" office:value="0">
            <text:p text:style-name="P39"><text:s/>gunzip &lt;compress_file&gt;</text:p>
          </table:table-cell>
          <table:table-cell table:style-name="Table1.B3" office:value-type="float" office:value="0">
            <text:p text:style-name="P39">It is used for uncompromising a compressed fi<text:span text:style-name="T29">l</text:span>e</text:p>
            <text:p text:style-name="P39"/>
            <text:p text:style-name="P39"/>
          </table:table-cell>
          <table:table-cell table:style-name="Table1.D3" office:value-type="float" office:value="0">
            <text:p text:style-name="P32">[root@localhost vagrant]# gunzip arch.gz</text:p>
          </table:table-cell>
        </table:table-row>
        <table:table-row>
          <table:table-cell table:style-name="Table1.A2" office:value-type="string">
            <text:p text:style-name="P39">lsmod</text:p>
          </table:table-cell>
          <table:table-cell table:style-name="Table1.B2" office:value-type="float" office:value="0">
            <text:p text:style-name="P39">lsmod</text:p>
          </table:table-cell>
          <table:table-cell table:style-name="Table1.B2" office:value-type="float" office:value="0">
            <text:p text:style-name="P39">Show a list of the modules used by the kernel</text:p>
            <text:p text:style-name="P39"/>
            <text:p text:style-name="P39"/>
          </table:table-cell>
          <table:table-cell table:style-name="Table1.D2" office:value-type="float" office:value="0">
            <text:p text:style-name="P39">lsmod</text:p>
          </table:table-cell>
        </table:table-row>
        <table:table-row>
          <table:table-cell table:style-name="Table1.A3" office:value-type="string">
            <text:p text:style-name="P40">rmmod</text:p>
          </table:table-cell>
          <table:table-cell table:style-name="Table1.B3" office:value-type="float" office:value="0">
            <text:p text:style-name="P40"><text:span text:style-name="T30">r</text:span>mmod &lt;module_name&gt;</text:p>
            <text:p text:style-name="P40"/>
            <text:p text:style-name="P43">[you need to be a root user to perform this action]</text:p>
            <text:p text:style-name="P43"><text:soft-page-break/></text:p>
            <text:p text:style-name="P41"><text:span text:style-name="T30">rmmod</text:span>-f, <text:s/>forces a module unload and may crash your machine. This requires Forced Module Removal option in your kernel. DANGEROUS</text:p>
            <text:p text:style-name="P40"/>
            <text:p text:style-name="P40"><text:span text:style-name="T30">rmmod </text:span>-v, <text:s/>enables more messages</text:p>
            <text:p text:style-name="P40"><text:span text:style-name="T30">rmmod </text:span>-V, show version</text:p>
            <text:p text:style-name="P40"><text:tab/></text:p>
          </table:table-cell>
          <table:table-cell table:style-name="Table1.B3" office:value-type="float" office:value="0">
            <text:p text:style-name="P40">Delete any module used by the kernel</text:p>
            <text:p text:style-name="P40"/>
            <text:p text:style-name="P40"/>
            <text:p text:style-name="P40">[not Recommended . do<text:span text:style-name="T30">n’</text:span>t <text:soft-page-break/>do it unless you are absolutely sure what you are doing ]</text:p>
          </table:table-cell>
          <table:table-cell table:style-name="Table1.D3" office:value-type="float" office:value="0">
            <text:p text:style-name="P17"><text:span text:style-name="T16"><text:s/>=&gt;rmmod </text:span><text:s/>bluetooth</text:p>
            <text:p text:style-name="P42">=&gt;rmmod <text:s/><text:span text:style-name="T31">iptable_nat</text:span></text:p>
          </table:table-cell>
        </table:table-row>
        <table:table-row>
          <table:table-cell table:style-name="Table1.A2" office:value-type="string">
            <text:p text:style-name="P44"><text:s/>Modprobe</text:p>
          </table:table-cell>
          <table:table-cell table:style-name="Table1.B2" office:value-type="float" office:value="0">
            <text:p text:style-name="P27"><text:s/><text:span text:style-name="T31">modprobe</text:span></text:p>
          </table:table-cell>
          <table:table-cell table:style-name="Table1.B2" office:value-type="float" office:value="0">
            <text:p text:style-name="P44">Adding new module to the system</text:p>
            <text:p text:style-name="P44"/>
            <text:p text:style-name="P44"/>
            <text:p text:style-name="P44"/>
          </table:table-cell>
          <table:table-cell table:style-name="Table1.D2" office:value-type="float" office:value="0">
            <text:p text:style-name="P32">modprobe bluetooth</text:p>
            <text:p text:style-name="P34"><text:span text:style-name="T29">modprobe </text:span><text:s/>bluetooth</text:p>
          </table:table-cell>
        </table:table-row>
        <table:table-row>
          <table:table-cell table:style-name="Table1.A3" office:value-type="string">
            <text:p text:style-name="P45">ps</text:p>
          </table:table-cell>
          <table:table-cell table:style-name="Table1.B3" office:value-type="float" office:value="0">
            <text:p text:style-name="P45">ps</text:p>
          </table:table-cell>
          <table:table-cell table:style-name="Table1.B3" office:value-type="float" office:value="0">
            <text:p text:style-name="P45">See the current running process of the system</text:p>
          </table:table-cell>
          <table:table-cell table:style-name="Table1.D3" office:value-type="float" office:value="0">
            <text:p text:style-name="P45">[root@localhost vagrant]# ps</text:p>
            <text:p text:style-name="P45"/>
            <text:p text:style-name="P45"><text:s text:c="2"/>PID TTY <text:s text:c="9"/>TIME CMD</text:p>
            <text:p text:style-name="P45"><text:s/>1517 pts/0 <text:s text:c="3"/>00:00:00 sudo</text:p>
            <text:p text:style-name="P45"><text:s/>1519 pts/0 <text:s text:c="3"/>00:00:00 bash</text:p>
            <text:p text:style-name="P45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>
            <text:p text:style-name="P27"/>
          </table:table-cell>
          <table:table-cell table:style-name="Table1.B2">
            <text:p text:style-name="P27"/>
          </table:table-cell>
          <table:table-cell table:style-name="Table1.D2">
            <text:p text:style-name="P32"/>
          </table:table-cell>
        </table:table-row>
        <table:table-row>
          <table:table-cell table:style-name="Table1.A3" office:value-type="string">
            <text:p text:style-name="P13"><text:s/><text:span text:style-name="T32">pstree</text:span></text:p>
          </table:table-cell>
          <table:table-cell table:style-name="Table1.B3" office:value-type="float" office:value="0">
            <text:p text:style-name="P27"><text:s/><text:span text:style-name="T32">pstree</text:span></text:p>
            <text:p text:style-name="P27"/>
            <text:p text:style-name="P45">[you have to install</text:p>
            <text:p text:style-name="P45">the psmisc package with the package manager]</text:p>
            <text:p text:style-name="P27"/>
          </table:table-cell>
          <table:table-cell table:style-name="Table1.B3" office:value-type="float" office:value="0">
            <text:p text:style-name="P45">Show the process in a tree format.you can see the parent and the child tree with this.</text:p>
          </table:table-cell>
          <table:table-cell table:style-name="Table1.D3">
            <text:p text:style-name="P46"/>
          </table:table-cell>
        </table:table-row>
        <table:table-row table:style-name="Table1.2">
          <table:table-cell table:style-name="Table1.A2" office:value-type="string">
            <text:p text:style-name="P47">top</text:p>
          </table:table-cell>
          <table:table-cell table:style-name="Table1.B2" office:value-type="float" office:value="0">
            <text:p text:style-name="P27"><text:s/><text:span text:style-name="T33">top</text:span></text:p>
          </table:table-cell>
          <table:table-cell table:style-name="Table1.B2" office:value-type="float" office:value="0">
            <text:p text:style-name="P47">Top command is used for process monitoring.</text:p>
            <text:p text:style-name="P47">[more information about top in Process management]</text:p>
          </table:table-cell>
          <table:table-cell table:style-name="Table1.D2" office:value-type="float" office:value="0">
            <text:p text:style-name="P47">top</text:p>
          </table:table-cell>
        </table:table-row>
        <table:table-row>
          <table:table-cell table:style-name="Table1.A3" office:value-type="string">
            <text:p text:style-name="P48"/>
            <text:p text:style-name="P48">htop</text:p>
          </table:table-cell>
          <table:table-cell table:style-name="Table1.B3" office:value-type="float" office:value="0">
            <text:p text:style-name="P48"/>
            <text:p text:style-name="P48">htop</text:p>
            <text:p text:style-name="P48"/>
            <text:p text:style-name="P48">[you may need to install the packages using package manager]</text:p>
            <text:p text:style-name="P48"/>
          </table:table-cell>
          <table:table-cell table:style-name="Table1.B3" office:value-type="float" office:value="0">
            <text:p text:style-name="P48"/>
            <text:p text:style-name="P48">This work like exactly like the top command but with more options and user friendly environment</text:p>
            <text:p text:style-name="P48">[more information in process management chapter]</text:p>
          </table:table-cell>
          <table:table-cell table:style-name="Table1.D3" office:value-type="float" office:value="0">
            <text:p text:style-name="P48"/>
            <text:p text:style-name="P48">htop</text:p>
          </table:table-cell>
        </table:table-row>
        <table:table-row>
          <table:table-cell table:style-name="Table1.A2" office:value-type="string">
            <text:p text:style-name="P48">renice</text:p>
          </table:table-cell>
          <table:table-cell table:style-name="Table1.B2" office:value-type="float" office:value="0">
            <text:p text:style-name="P48">renice -n &lt;priority&gt; -p &lt;pid&gt;</text:p>
          </table:table-cell>
          <table:table-cell table:style-name="Table1.B2" office:value-type="float" office:value="0">
            <text:p text:style-name="P48">Used for changing the priority</text:p>
            <text:p text:style-name="P48"><text:soft-page-break/>of a process running on a system.</text:p>
            <text:p text:style-name="P48">[more info in process management chapter]</text:p>
            <text:p text:style-name="P48"/>
          </table:table-cell>
          <table:table-cell table:style-name="Table1.D2" office:value-type="float" office:value="0">
            <text:p text:style-name="P48">Renice -n 15 -p 2121</text:p>
          </table:table-cell>
        </table:table-row>
        <table:table-row>
          <table:table-cell table:style-name="Table1.A3" office:value-type="string">
            <text:p text:style-name="P48">kill</text:p>
          </table:table-cell>
          <table:table-cell table:style-name="Table1.B3" office:value-type="float" office:value="0">
            <text:p text:style-name="P48">Kill -&lt;sigterm&gt; -p pid</text:p>
          </table:table-cell>
          <table:table-cell table:style-name="Table1.B3" office:value-type="float" office:value="0">
            <text:p text:style-name="P48">Used for terminating process for this purpose different Kill signal is used.[more information in process management chapter] </text:p>
          </table:table-cell>
          <table:table-cell table:style-name="Table1.D3" office:value-type="float" office:value="0">
            <text:p text:style-name="P48">Kill -15 1111</text:p>
            <text:p text:style-name="P48">kill -9 3333</text:p>
          </table:table-cell>
        </table:table-row>
        <table:table-row>
          <table:table-cell table:style-name="Table1.A2" office:value-type="string">
            <text:p text:style-name="P48">uptime</text:p>
          </table:table-cell>
          <table:table-cell table:style-name="Table1.B2" office:value-type="float" office:value="0">
            <text:p text:style-name="P48">uptime</text:p>
          </table:table-cell>
          <table:table-cell table:style-name="Table1.B2" office:value-type="float" office:value="0">
            <text:p text:style-name="P48">Shows the system’s running time. and load averages of previous 1 minute ,5 minute and 15 minute.</text:p>
            <text:p text:style-name="P48">[this information can be found in top and htop command also]</text:p>
            <text:p text:style-name="P48"><text:s/></text:p>
          </table:table-cell>
          <table:table-cell table:style-name="Table1.D2" office:value-type="float" office:value="0">
            <text:p text:style-name="P48">uptime</text:p>
          </table:table-cell>
        </table:table-row>
        <table:table-row>
          <table:table-cell table:style-name="Table1.A3" office:value-type="string">
            <text:p text:style-name="P49">iostat</text:p>
          </table:table-cell>
          <table:table-cell table:style-name="Table1.B3" office:value-type="float" office:value="0">
            <text:p text:style-name="P49">Iostat -c : generate cpu status only</text:p>
            <text:p text:style-name="P49"/>
            <text:p text:style-name="P49">iostat -d : generate I/O statistics for <text:s text:c="2"/>all the devices</text:p>
            <text:p text:style-name="P49"/>
            <text:p text:style-name="P49">iostat -x : generate detail I/O statistics</text:p>
            <text:p text:style-name="P49"/>
            <text:p text:style-name="P49">iostat -x : generate detail I/O statistics and CPU information</text:p>
            <text:p text:style-name="P49"/>
            <text:p text:style-name="P49">iostat -p &lt;devices&gt; : generate details for that specific devices</text:p>
            <text:p text:style-name="P49"/>
            <text:p text:style-name="P49">iostat -m : generate statistics in Megabyte</text:p>
            <text:p text:style-name="P49"/>
            <text:p text:style-name="P49">iostat -k : generate statistics in Kilobyte</text:p>
            <text:p text:style-name="P49"/>
            <text:p text:style-name="P50">iostat -N : generate LVM options</text:p>
            <text:p text:style-name="P50"/>
            <text:p text:style-name="P51">iostat -t: generate <text:soft-page-break/>statistics with timestamp</text:p>
            <text:p text:style-name="P51"/>
            <text:p text:style-name="P51">nfsiostat: <text:span text:style-name="T34">Shows information of NFS devices</text:span></text:p>
            <text:p text:style-name="P49"/>
          </table:table-cell>
          <table:table-cell table:style-name="Table1.B3" office:value-type="float" office:value="0">
            <text:p text:style-name="P52">Shows the Cpu and I/O information</text:p>
            <text:p text:style-name="P52">[more information in process management Devices]</text:p>
          </table:table-cell>
          <table:table-cell table:style-name="Table1.D3" office:value-type="float" office:value="0">
            <text:p text:style-name="P52">iostat</text:p>
          </table:table-cell>
        </table:table-row>
        <table:table-row>
          <table:table-cell table:style-name="Table1.A2" office:value-type="string">
            <text:p text:style-name="P52">sar</text:p>
          </table:table-cell>
          <table:table-cell table:style-name="Table1.B2" office:value-type="float" office:value="0">
            <text:p text:style-name="P52">Sar</text:p>
            <text:p text:style-name="P52"/>
            <text:p text:style-name="P31">[you may have to install the packages]</text:p>
          </table:table-cell>
          <table:table-cell table:style-name="Table1.B2" office:value-type="float" office:value="0">
            <text:p text:style-name="P52">Shows the CPU and I/O statistics like the iostat command</text:p>
          </table:table-cell>
          <table:table-cell table:style-name="Table1.D2" office:value-type="float" office:value="0">
            <text:p text:style-name="P52">sar</text:p>
          </table:table-cell>
        </table:table-row>
        <table:table-row>
          <table:table-cell table:style-name="Table1.A3" office:value-type="string">
            <text:p text:style-name="P52">hostname</text:p>
          </table:table-cell>
          <table:table-cell table:style-name="Table1.B3" office:value-type="float" office:value="0">
            <text:p text:style-name="P52">hostname : displaying ostname</text:p>
            <text:p text:style-name="P52"/>
            <text:p text:style-name="P52">hostname &lt;hostname&gt;</text:p>
            <text:p text:style-name="P52"/>
            <text:p text:style-name="P52"/>
          </table:table-cell>
          <table:table-cell table:style-name="Table1.B3" office:value-type="float" office:value="0">
            <text:p text:style-name="P52">Used for Displaying the host name and setting up the hostname</text:p>
          </table:table-cell>
          <table:table-cell table:style-name="Table1.D3" office:value-type="float" office:value="0">
            <text:p text:style-name="P52">hostname</text:p>
            <text:p text:style-name="P52"/>
            <text:p text:style-name="P52">hostname linuxpc</text:p>
          </table:table-cell>
        </table:table-row>
        <table:table-row>
          <table:table-cell table:style-name="Table1.A2" office:value-type="string">
            <text:p text:style-name="P31">Pwd</text:p>
            <text:p text:style-name="P31"/>
            <text:p text:style-name="P31"/>
          </table:table-cell>
          <table:table-cell table:style-name="Table1.B2" office:value-type="float" office:value="0">
            <text:p text:style-name="P31">pwd</text:p>
          </table:table-cell>
          <table:table-cell table:style-name="Table1.B2" office:value-type="float" office:value="0">
            <text:p text:style-name="P31">Print the current directory path</text:p>
          </table:table-cell>
          <table:table-cell table:style-name="Table1.D2" office:value-type="float" office:value="0">
            <text:p text:style-name="P31">pwd</text:p>
          </table:table-cell>
        </table:table-row>
        <table:table-row>
          <table:table-cell table:style-name="Table1.A3" office:value-type="string">
            <text:p text:style-name="P53">dmesg</text:p>
          </table:table-cell>
          <table:table-cell table:style-name="Table1.B3" office:value-type="float" office:value="0">
            <text:p text:style-name="P53">dmesg</text:p>
          </table:table-cell>
          <table:table-cell table:style-name="Table1.B3" office:value-type="float" office:value="0">
            <text:p text:style-name="P53">Display the detected hardware status during boot time</text:p>
            <text:p text:style-name="P53"><text:s text:c="2"/>[the file location is <text:span text:style-name="T3">‘var/log/dmesg’</text:span>]</text:p>
            <text:p text:style-name="P53"/>
          </table:table-cell>
          <table:table-cell table:style-name="Table1.D3" office:value-type="float" office:value="0">
            <text:p text:style-name="P53">dmesg</text:p>
          </table:table-cell>
        </table:table-row>
        <table:table-row>
          <table:table-cell table:style-name="Table1.A2" office:value-type="string">
            <text:p text:style-name="P47"/>
            <text:p text:style-name="P54">init</text:p>
            <text:p text:style-name="P47"/>
          </table:table-cell>
          <table:table-cell table:style-name="Table1.B2" office:value-type="float" office:value="0">
            <text:p text:style-name="P27"><text:s/><text:span text:style-name="T35">Init &lt;run_lavel&gt;</text:span></text:p>
            <text:p text:style-name="P27"/>
            <text:p text:style-name="P27">0 <text:s/>:Power-off the machine</text:p>
            <text:p text:style-name="P30"><text:s/></text:p>
            <text:p text:style-name="P30">6 <text:s/>:Reboot the machine</text:p>
            <text:p text:style-name="P30"><text:s/></text:p>
            <text:p text:style-name="P30">2, 3, 4,5 :<text:span text:style-name="T35">s</text:span>tart runlevel X. </text:p>
            <text:p text:style-name="P30">1, s, S :Enter rescue mode</text:p>
            <text:p text:style-name="P27"/>
            <text:p text:style-name="P27">q, Q : Reload init daemon configuration</text:p>
            <text:p text:style-name="P30"><text:s/></text:p>
            <text:p text:style-name="P30">u, U :Reexecute init daemon</text:p>
            <text:p text:style-name="P27"/>
          </table:table-cell>
          <table:table-cell table:style-name="Table1.B2" office:value-type="float" office:value="0">
            <text:p text:style-name="P54">It is used for changing the run lavel</text:p>
          </table:table-cell>
          <table:table-cell table:style-name="Table1.D2" office:value-type="float" office:value="0">
            <text:p text:style-name="P54"><text:s/>=&gt;init 0</text:p>
            <text:p text:style-name="P54">=&gt;init 1</text:p>
            <text:p text:style-name="P54">=&gt;init 2</text:p>
          </table:table-cell>
        </table:table-row>
        <table:table-row>
          <table:table-cell table:style-name="Table1.A3" office:value-type="string">
            <text:p text:style-name="P55">mkswap</text:p>
          </table:table-cell>
          <table:table-cell table:style-name="Table1.B3" office:value-type="float" office:value="0">
            <text:p text:style-name="P55">mkswap <text:s/>file_system</text:p>
          </table:table-cell>
          <table:table-cell table:style-name="Table1.B3" office:value-type="float" office:value="0">
            <text:p text:style-name="P55">Used to format the partition used for swap space</text:p>
          </table:table-cell>
          <table:table-cell table:style-name="Table1.D3" office:value-type="float" office:value="0">
            <text:p text:style-name="P55">mkswap /dev/sdX <text:s/></text:p>
          </table:table-cell>
        </table:table-row>
        <table:table-row>
          <table:table-cell table:style-name="Table1.A2" office:value-type="string">
            <text:p text:style-name="P55">swapon</text:p>
          </table:table-cell>
          <table:table-cell table:style-name="Table1.B2" office:value-type="float" office:value="0">
            <text:p text:style-name="P55">swapon -a &lt;file_system&gt;:</text:p>
            <text:p text:style-name="P55"/>
            <text:p text:style-name="P55">[enable all swaps from /etc/fstab] </text:p>
            <text:p text:style-name="P55"/>
            <text:p text:style-name="P55"><text:soft-page-break/></text:p>
          </table:table-cell>
          <table:table-cell table:style-name="Table1.B2" office:value-type="float" office:value="0">
            <text:p text:style-name="P55">To activate the swap space</text:p>
          </table:table-cell>
          <table:table-cell table:style-name="Table1.D2" office:value-type="float" office:value="0">
            <text:p text:style-name="P55">swapon -a /dev/sdX</text:p>
          </table:table-cell>
        </table:table-row>
        <table:table-row>
          <table:table-cell table:style-name="Table1.A3" office:value-type="string">
            <text:p text:style-name="P55">swapoff</text:p>
          </table:table-cell>
          <table:table-cell table:style-name="Table1.B3" office:value-type="float" office:value="0">
            <text:p text:style-name="P55">swapoff file_system</text:p>
          </table:table-cell>
          <table:table-cell table:style-name="Table1.B3" office:value-type="float" office:value="0">
            <text:p text:style-name="P55">To deactivate the swap partition </text:p>
            <text:p text:style-name="P55"/>
            <text:p text:style-name="P55"/>
          </table:table-cell>
          <table:table-cell table:style-name="Table1.D3" office:value-type="float" office:value="0">
            <text:p text:style-name="P55">swapoff dev/sdX</text:p>
          </table:table-cell>
        </table:table-row>
        <table:table-row>
          <table:table-cell table:style-name="Table1.A2" office:value-type="string">
            <text:p text:style-name="P56">mkfs</text:p>
          </table:table-cell>
          <table:table-cell table:style-name="Table1.B2" office:value-type="float" office:value="0">
            <text:p text:style-name="P56">mkfs.btrfs /dev/sdx: for btrfs file system</text:p>
            <text:p text:style-name="P56"/>
            <text:p text:style-name="P56"/>
            <text:p text:style-name="P56">mkfs.ext2 /dev/sdx: for ext2 file system</text:p>
            <text:p text:style-name="P56"/>
            <text:p text:style-name="P56"/>
            <text:p text:style-name="P56">mkfs.ext3 /dev/sdx:for ext3 file system <text:s/></text:p>
            <text:p text:style-name="P56"/>
            <text:p text:style-name="P56"/>
            <text:p text:style-name="P56">mkfs.ext4 /dev/sdx: for ext3 file system</text:p>
            <text:p text:style-name="P56"/>
            <text:p text:style-name="P56"/>
            <text:p text:style-name="P56">mkfs.minix /dev/sdx:for minix file system </text:p>
            <text:p text:style-name="P56"/>
            <text:p text:style-name="P56"/>
            <text:p text:style-name="P56">mkfs.xfs /dev/sdx:for xfs file system</text:p>
            <text:p text:style-name="P56"/>
          </table:table-cell>
          <table:table-cell table:style-name="Table1.B2" office:value-type="float" office:value="0">
            <text:p text:style-name="P56">To format the partition this tools is used</text:p>
            <text:p text:style-name="P56">[more information about file system]</text:p>
          </table:table-cell>
          <table:table-cell table:style-name="Table1.D2" office:value-type="float" office:value="0">
            <text:p text:style-name="P57">mkfs.ext2 -V /dev/sdb</text:p>
          </table:table-cell>
        </table:table-row>
        <table:table-row table:style-name="Table1.2">
          <table:table-cell table:style-name="Table1.A3" office:value-type="string">
            <text:p text:style-name="P57">Poweroff</text:p>
            <text:p text:style-name="P57"/>
          </table:table-cell>
          <table:table-cell table:style-name="Table1.B3" office:value-type="float" office:value="0">
            <text:p text:style-name="P57">Poweroff</text:p>
          </table:table-cell>
          <table:table-cell table:style-name="Table1.B3" office:value-type="float" office:value="0">
            <text:p text:style-name="P57">Poweroff the machine</text:p>
          </table:table-cell>
          <table:table-cell table:style-name="Table1.D3" office:value-type="float" office:value="0">
            <text:p text:style-name="P57">poweroff</text:p>
          </table:table-cell>
        </table:table-row>
        <table:table-row>
          <table:table-cell table:style-name="Table1.A2" office:value-type="string">
            <text:p text:style-name="P66">halt</text:p>
          </table:table-cell>
          <table:table-cell table:style-name="Table1.B2" office:value-type="float" office:value="0">
            <text:p text:style-name="P66">halt</text:p>
          </table:table-cell>
          <table:table-cell table:style-name="Table1.B2" office:value-type="float" office:value="0">
            <text:p text:style-name="P66">Another way of poweroff the machine</text:p>
          </table:table-cell>
          <table:table-cell table:style-name="Table1.D2" office:value-type="float" office:value="0">
            <text:p text:style-name="P66">halt</text:p>
          </table:table-cell>
        </table:table-row>
        <table:table-row>
          <table:table-cell table:style-name="Table1.A3" office:value-type="string">
            <text:p text:style-name="P58">whoami</text:p>
            <text:p text:style-name="P47"/>
          </table:table-cell>
          <table:table-cell table:style-name="Table1.B3" office:value-type="float" office:value="0">
            <text:p text:style-name="P58">whoami</text:p>
          </table:table-cell>
          <table:table-cell table:style-name="Table1.B3" office:value-type="float" office:value="0">
            <text:p text:style-name="P58">Display the username which is currently logged in</text:p>
            <text:p text:style-name="P58"/>
            <text:p text:style-name="P58"/>
          </table:table-cell>
          <table:table-cell table:style-name="Table1.D3" office:value-type="float" office:value="0">
            <text:p text:style-name="P58">whoami</text:p>
          </table:table-cell>
        </table:table-row>
        <table:table-row>
          <table:table-cell table:style-name="Table1.A2" office:value-type="string">
            <text:p text:style-name="P47"/>
            <text:p text:style-name="P58">wc</text:p>
            <text:p text:style-name="P47"/>
          </table:table-cell>
          <table:table-cell table:style-name="Table1.B2" office:value-type="float" office:value="0">
            <text:p text:style-name="P58"/>
            <text:p text:style-name="P58">wc &lt;file_names&gt;</text:p>
            <text:p text:style-name="P58"/>
            <text:p text:style-name="P58">wc -m &lt;file&gt; : print the character in in the file</text:p>
            <text:p text:style-name="P58"/>
            <text:p text:style-name="P58">wc -w &lt;file&gt; : print the word in in the file</text:p>
            <text:p text:style-name="P58"/>
            <text:p text:style-name="P58">wc -l &lt;file&gt; : print the line <text:s/>in in the file</text:p>
          </table:table-cell>
          <table:table-cell table:style-name="Table1.B2" office:value-type="float" office:value="0">
            <text:p text:style-name="P10"><text:bookmark text:name="V"/>Used to find out number of lines, word count, byte and characters count in the files specified in the file arguments</text:p>
            <text:p text:style-name="P47"/>
          </table:table-cell>
          <table:table-cell table:style-name="Table1.D2" office:value-type="float" office:value="0">
            <text:p text:style-name="P47"><text:span text:style-name="T36">=&gt;</text:span> wc hello.txt </text:p>
            <text:p text:style-name="P47"/>
            <text:p text:style-name="P47"><text:s/>2 11 45 hello.txt</text:p>
          </table:table-cell>
        </table:table-row>
        <table:table-row>
          <table:table-cell table:style-name="Table1.A3" office:value-type="string">
            <text:p text:style-name="P59">w</text:p>
            <text:p text:style-name="P47"><text:soft-page-break/></text:p>
          </table:table-cell>
          <table:table-cell table:style-name="Table1.B3" office:value-type="float" office:value="0">
            <text:p text:style-name="P59">w</text:p>
          </table:table-cell>
          <table:table-cell table:style-name="Table1.B3" office:value-type="float" office:value="0">
            <text:p text:style-name="P59">Used to show who is <text:soft-page-break/>logged in to the computer and what they are doing</text:p>
          </table:table-cell>
          <table:table-cell table:style-name="Table1.D3" office:value-type="float" office:value="0">
            <text:p text:style-name="P59">w</text:p>
          </table:table-cell>
        </table:table-row>
        <table:table-row>
          <table:table-cell table:style-name="Table1.A2" office:value-type="string">
            <text:p text:style-name="P59">unix2dos</text:p>
          </table:table-cell>
          <table:table-cell table:style-name="Table1.B2" office:value-type="float" office:value="0">
            <text:p text:style-name="P59">Unix2dos &lt;text_file&gt;</text:p>
            <text:p text:style-name="P59"/>
            <text:p text:style-name="P59">[you may have to install the packages]</text:p>
          </table:table-cell>
          <table:table-cell table:style-name="Table1.B2" office:value-type="float" office:value="0">
            <text:p text:style-name="P59">Convert a Unix text file into DOS format</text:p>
          </table:table-cell>
          <table:table-cell table:style-name="Table1.D2" office:value-type="float" office:value="0">
            <text:p text:style-name="P59">Unix2dos hello.txt</text:p>
          </table:table-cell>
        </table:table-row>
        <table:table-row>
          <table:table-cell table:style-name="Table1.A3" office:value-type="string">
            <text:p text:style-name="P47"/>
            <text:p text:style-name="P60">alias</text:p>
            <text:p text:style-name="P47"/>
          </table:table-cell>
          <table:table-cell table:style-name="Table1.B3" office:value-type="float" office:value="0">
            <text:p text:style-name="P60">Alias &lt;string&gt;=’&lt;target straing&gt;’</text:p>
          </table:table-cell>
          <table:table-cell table:style-name="Table1.B3" office:value-type="float" office:value="0">
            <text:p text:style-name="P60">Instructs the shell to replace one string with another string while executing the commands</text:p>
          </table:table-cell>
          <table:table-cell table:style-name="Table1.D3" office:value-type="float" office:value="0">
            <text:p text:style-name="P60">alias sl=’ls’</text:p>
          </table:table-cell>
        </table:table-row>
        <table:table-row table:style-name="Table1.2">
          <table:table-cell table:style-name="Table1.A2" office:value-type="string">
            <text:p text:style-name="P60">arch</text:p>
            <text:p text:style-name="P47"/>
          </table:table-cell>
          <table:table-cell table:style-name="Table1.B2" office:value-type="float" office:value="0">
            <text:p text:style-name="P60">arch</text:p>
          </table:table-cell>
          <table:table-cell table:style-name="Table1.B2" office:value-type="float" office:value="0">
            <text:p text:style-name="P60">Display the computer architecture </text:p>
          </table:table-cell>
          <table:table-cell table:style-name="Table1.D2" office:value-type="float" office:value="0">
            <text:p text:style-name="P60">arch</text:p>
          </table:table-cell>
        </table:table-row>
        <table:table-row table:style-name="Table1.2">
          <table:table-cell table:style-name="Table1.A3" office:value-type="string">
            <text:p text:style-name="P60">bg</text:p>
          </table:table-cell>
          <table:table-cell table:style-name="Table1.B3" office:value-type="float" office:value="0">
            <text:p text:style-name="P60">bg</text:p>
          </table:table-cell>
          <table:table-cell table:style-name="Table1.B3" office:value-type="float" office:value="0">
            <text:p text:style-name="P60">Used to send any foreground job to background</text:p>
            <text:p text:style-name="P60"/>
          </table:table-cell>
          <table:table-cell table:style-name="Table1.D3" office:value-type="float" office:value="0">
            <text:p text:style-name="P60">bg</text:p>
          </table:table-cell>
        </table:table-row>
        <table:table-row table:style-name="Table1.2">
          <table:table-cell table:style-name="Table1.A2" office:value-type="string">
            <text:p text:style-name="P60">cfdisk</text:p>
          </table:table-cell>
          <table:table-cell table:style-name="Table1.B2" office:value-type="float" office:value="0">
            <text:p text:style-name="P60">cfdisk</text:p>
            <text:p text:style-name="P60"/>
            <text:p text:style-name="P60">[you have to be the root to execute the command]</text:p>
            <text:p text:style-name="P60"/>
          </table:table-cell>
          <table:table-cell table:style-name="Table1.B2" office:value-type="float" office:value="0">
            <text:p text:style-name="P60"/>
            <text:p text:style-name="P60">It displays or manipulates the disk partition table by providing a text-based “graphical” interface</text:p>
          </table:table-cell>
          <table:table-cell table:style-name="Table1.D2" office:value-type="float" office:value="0">
            <text:p text:style-name="P60">sudo cfdisk</text:p>
          </table:table-cell>
        </table:table-row>
        <table:table-row table:style-name="Table1.2">
          <table:table-cell table:style-name="Table1.A3" office:value-type="string">
            <text:p text:style-name="P60">cp</text:p>
          </table:table-cell>
          <table:table-cell table:style-name="Table1.B3" office:value-type="float" office:value="0">
            <text:p text:style-name="P60">cp &lt;source_file&gt; &lt;target_destination&gt;</text:p>
            <text:p text:style-name="P60"/>
          </table:table-cell>
          <table:table-cell table:style-name="Table1.B3" office:value-type="float" office:value="0">
            <text:p text:style-name="P60">Used to copy a file or <text:s/>a group file from one destination to other</text:p>
            <text:p text:style-name="P60"/>
          </table:table-cell>
          <table:table-cell table:style-name="Table1.D3" office:value-type="float" office:value="0">
            <text:p text:style-name="P60">Cp hello.txt Downloads/hello.txt</text:p>
          </table:table-cell>
        </table:table-row>
        <table:table-row table:style-name="Table1.2">
          <table:table-cell table:style-name="Table1.A2" office:value-type="string">
            <text:p text:style-name="P61">echo</text:p>
          </table:table-cell>
          <table:table-cell table:style-name="Table1.B2" office:value-type="float" office:value="0">
            <text:p text:style-name="P60"><text:s/><text:span text:style-name="T37">Echo &lt;arguments&gt; </text:span></text:p>
          </table:table-cell>
          <table:table-cell table:style-name="Table1.B2" office:value-type="float" office:value="0">
            <text:p text:style-name="P60">Used to display line of text/string that are passed as an argument</text:p>
          </table:table-cell>
          <table:table-cell table:style-name="Table1.D2" office:value-type="float" office:value="0">
            <text:p text:style-name="P61">Echo “hello linux”</text:p>
            <text:p text:style-name="P61"/>
            <text:p text:style-name="P61">echo $PWD</text:p>
          </table:table-cell>
        </table:table-row>
        <table:table-row table:style-name="Table1.2">
          <table:table-cell table:style-name="Table1.A3" office:value-type="string">
            <text:p text:style-name="P61">eject</text:p>
          </table:table-cell>
          <table:table-cell table:style-name="Table1.B3" office:value-type="float" office:value="0">
            <text:p text:style-name="P61">eject</text:p>
          </table:table-cell>
          <table:table-cell table:style-name="Table1.B3" office:value-type="float" office:value="0">
            <text:p text:style-name="P61">Basically used for ejecting removable media especially cd-rom</text:p>
          </table:table-cell>
          <table:table-cell table:style-name="Table1.D3" office:value-type="float" office:value="0">
            <text:p text:style-name="P63">eject</text:p>
          </table:table-cell>
        </table:table-row>
        <table:table-row table:style-name="Table1.2">
          <table:table-cell table:style-name="Table1.A2" office:value-type="string">
            <text:p text:style-name="P63">env</text:p>
          </table:table-cell>
          <table:table-cell table:style-name="Table1.B2" office:value-type="float" office:value="0">
            <text:p text:style-name="P63">env</text:p>
          </table:table-cell>
          <table:table-cell table:style-name="Table1.B2" office:value-type="float" office:value="0">
            <text:p text:style-name="P63">Display all the environment variable</text:p>
          </table:table-cell>
          <table:table-cell table:style-name="Table1.D2" office:value-type="float" office:value="0">
            <text:p text:style-name="P62">env</text:p>
          </table:table-cell>
        </table:table-row>
        <table:table-row table:style-name="Table1.2">
          <table:table-cell table:style-name="Table1.A3" office:value-type="string">
            <text:p text:style-name="P63">fc</text:p>
          </table:table-cell>
          <table:table-cell table:style-name="Table1.B3" office:value-type="float" office:value="0">
            <text:p text:style-name="P63">Fc</text:p>
            <text:p text:style-name="P63">[actually it will open a vim editor where you can list the previous command]</text:p>
          </table:table-cell>
          <table:table-cell table:style-name="Table1.B3" office:value-type="float" office:value="0">
            <text:p text:style-name="P63">Used to list edit or <text:s/>re execute the command that are typed in the interactive shell</text:p>
            <text:p text:style-name="P63"/>
            <text:p text:style-name="P63"/>
          </table:table-cell>
          <table:table-cell table:style-name="Table1.D3">
            <text:p text:style-name="P60"/>
          </table:table-cell>
        </table:table-row>
        <table:table-row table:style-name="Table1.2">
          <table:table-cell table:style-name="Table1.A2" office:value-type="string">
            <text:p text:style-name="P64">fdisk</text:p>
          </table:table-cell>
          <table:table-cell table:style-name="Table1.B2" office:value-type="float" office:value="0">
            <text:p text:style-name="P64">fdisk &lt;file_system&gt;</text:p>
            <text:p text:style-name="P64"/>
          </table:table-cell>
          <table:table-cell table:style-name="Table1.B2" office:value-type="float" office:value="0">
            <text:p text:style-name="P60">Format disk <text:span text:style-name="T38">as well as </text:span>creating and manipulating disk partition table</text:p>
            <text:p text:style-name="P60"/>
            <text:p text:style-name="P64">[more information in disk management chapter]</text:p>
            <text:p text:style-name="P64"/>
          </table:table-cell>
          <table:table-cell table:style-name="Table1.D2" office:value-type="float" office:value="0">
            <text:p text:style-name="P64">fdisk /dev/sdb</text:p>
          </table:table-cell>
        </table:table-row>
        <table:table-row table:style-name="Table1.2">
          <table:table-cell table:style-name="Table1.A3" office:value-type="string">
            <text:p text:style-name="P64">free</text:p>
          </table:table-cell>
          <table:table-cell table:style-name="Table1.B3" office:value-type="float" office:value="0">
            <text:p text:style-name="P64">free</text:p>
          </table:table-cell>
          <table:table-cell table:style-name="Table1.B3" office:value-type="float" office:value="0">
            <text:p text:style-name="P60"><text:s/>Displays the total amount of free space available <text:soft-page-break/>along with the amount of memory used and swap memory in the system</text:p>
          </table:table-cell>
          <table:table-cell table:style-name="Table1.D3" office:value-type="float" office:value="0">
            <text:p text:style-name="P64">free</text:p>
          </table:table-cell>
        </table:table-row>
        <table:table-row table:style-name="Table1.2">
          <table:table-cell table:style-name="Table1.A2" office:value-type="string">
            <text:p text:style-name="P64">lsblk</text:p>
          </table:table-cell>
          <table:table-cell table:style-name="Table1.B2" office:value-type="float" office:value="0">
            <text:p text:style-name="P64">lksblk</text:p>
          </table:table-cell>
          <table:table-cell table:style-name="Table1.B2" office:value-type="float" office:value="0">
            <text:p text:style-name="P64">List all the block devices currently connected to your system</text:p>
          </table:table-cell>
          <table:table-cell table:style-name="Table1.D2" office:value-type="float" office:value="0">
            <text:p text:style-name="P64">lsblk</text:p>
          </table:table-cell>
        </table:table-row>
        <table:table-row table:style-name="Table1.2">
          <table:table-cell table:style-name="Table1.A3" office:value-type="string">
            <text:p text:style-name="P66">lsmod</text:p>
          </table:table-cell>
          <table:table-cell table:style-name="Table1.B3" office:value-type="float" office:value="0">
            <text:p text:style-name="P66">lsmod</text:p>
          </table:table-cell>
          <table:table-cell table:style-name="Table1.B3" office:value-type="float" office:value="0">
            <text:p text:style-name="P66">List all the current kernel modules that are currently loaded</text:p>
            <text:p text:style-name="P66"/>
            <text:p text:style-name="P66">[it actually print the content of the ‘/proc/modules’ with a nice format]</text:p>
            <text:p text:style-name="P66"/>
            <text:p text:style-name="P66"/>
          </table:table-cell>
          <table:table-cell table:style-name="Table1.D3" office:value-type="float" office:value="0">
            <text:p text:style-name="P66">lsmod</text:p>
          </table:table-cell>
        </table:table-row>
        <table:table-row table:style-name="Table1.2">
          <table:table-cell table:style-name="Table1.A2" office:value-type="string">
            <text:p text:style-name="P66">lspci</text:p>
          </table:table-cell>
          <table:table-cell table:style-name="Table1.B2" office:value-type="float" office:value="0">
            <text:p text:style-name="P66">lspci</text:p>
          </table:table-cell>
          <table:table-cell table:style-name="Table1.B2" office:value-type="float" office:value="0">
            <text:p text:style-name="P66">Display the information about the currently connected PCI Buses .</text:p>
            <text:p text:style-name="P66">[list of devices that are connected to the computer]</text:p>
            <text:p text:style-name="P66"/>
          </table:table-cell>
          <table:table-cell table:style-name="Table1.D2" office:value-type="float" office:value="0">
            <text:p text:style-name="P65">lspci</text:p>
          </table:table-cell>
        </table:table-row>
        <table:table-row table:style-name="Table1.2">
          <table:table-cell table:style-name="Table1.A3" office:value-type="string">
            <text:p text:style-name="P66">lshw</text:p>
          </table:table-cell>
          <table:table-cell table:style-name="Table1.B3" office:value-type="float" office:value="0">
            <text:p text:style-name="P66">lshw</text:p>
          </table:table-cell>
          <table:table-cell table:style-name="Table1.B3" office:value-type="float" office:value="0">
            <text:p text:style-name="P66">List all the Details information of the hardware of the computer</text:p>
          </table:table-cell>
          <table:table-cell table:style-name="Table1.D3" office:value-type="float" office:value="0">
            <text:p text:style-name="P66">lshw</text:p>
          </table:table-cell>
        </table:table-row>
        <table:table-row table:style-name="Table1.2">
          <table:table-cell table:style-name="Table1.A2" office:value-type="string">
            <text:p text:style-name="P66">lscpu</text:p>
          </table:table-cell>
          <table:table-cell table:style-name="Table1.B2" office:value-type="float" office:value="0">
            <text:p text:style-name="P66">lscpu</text:p>
          </table:table-cell>
          <table:table-cell table:style-name="Table1.B2" office:value-type="float" office:value="0">
            <text:p text:style-name="P66">Display the <text:span text:style-name="T39">detailed information about the CPU</text:span></text:p>
          </table:table-cell>
          <table:table-cell table:style-name="Table1.D2" office:value-type="float" office:value="0">
            <text:p text:style-name="P67">lscpu</text:p>
          </table:table-cell>
        </table:table-row>
        <table:table-row table:style-name="Table1.2">
          <table:table-cell table:style-name="Table1.A3" office:value-type="string">
            <text:p text:style-name="P67">grep</text:p>
          </table:table-cell>
          <table:table-cell table:style-name="Table1.B3">
            <text:p text:style-name="P60"/>
          </table:table-cell>
          <table:table-cell table:style-name="Table1.B3">
            <text:p text:style-name="P60"/>
          </table:table-cell>
          <table:table-cell table:style-name="Table1.D3">
            <text:p text:style-name="P60"/>
          </table:table-cell>
        </table:table-row>
        <table:table-row table:style-name="Table1.2">
          <table:table-cell table:style-name="Table1.A2" office:value-type="string">
            <text:p text:style-name="P60"/>
            <text:p text:style-name="P67">hostnamectl</text:p>
          </table:table-cell>
          <table:table-cell table:style-name="Table1.B2" office:value-type="float" office:value="0">
            <text:p text:style-name="P67">Hostnamectl : provide information about current host and its properties</text:p>
            <text:p text:style-name="P67"/>
            <text:p text:style-name="P67">hostnamectl <text:span text:style-name="T40">set-hostname &lt;hostname&gt; :It will change the hostname</text:span></text:p>
            <text:p text:style-name="P67"/>
          </table:table-cell>
          <table:table-cell table:style-name="Table1.B2" office:value-type="float" office:value="0">
            <text:p text:style-name="P60"><text:span text:style-name="T40">Display </text:span><text:s/>hostname <text:span text:style-name="T40">and its related settings also</text:span> change <text:span text:style-name="T40">hostname and </text:span>its related settings</text:p>
          </table:table-cell>
          <table:table-cell table:style-name="Table1.D2" office:value-type="float" office:value="0">
            <text:p text:style-name="P68">Hostnamectl set-hostname tanvir</text:p>
          </table:table-cell>
        </table:table-row>
        <table:table-row table:style-name="Table1.2">
          <table:table-cell table:style-name="Table1.A3" office:value-type="string">
            <text:p text:style-name="P68"/>
            <text:p text:style-name="P68">ip</text:p>
          </table:table-cell>
          <table:table-cell table:style-name="Table1.B3" office:value-type="float" office:value="0">
            <text:p text:style-name="P68">Ip &lt;option&gt; &lt;command&gt;</text:p>
          </table:table-cell>
          <table:table-cell table:style-name="Table1.B3" office:value-type="float" office:value="0">
            <text:p text:style-name="P60">Used for performing several network administration tasks</text:p>
          </table:table-cell>
          <table:table-cell table:style-name="Table1.D3" office:value-type="float" office:value="0">
            <text:p text:style-name="P68">=&gt;Ip addr show</text:p>
          </table:table-cell>
        </table:table-row>
        <table:table-row table:style-name="Table1.2">
          <table:table-cell table:style-name="Table1.A2" office:value-type="string">
            <text:p text:style-name="P69">lsusb</text:p>
          </table:table-cell>
          <table:table-cell table:style-name="Table1.B2" office:value-type="float" office:value="0">
            <text:p text:style-name="P69">lsusb</text:p>
          </table:table-cell>
          <table:table-cell table:style-name="Table1.B2" office:value-type="float" office:value="0">
            <text:p text:style-name="P60">Used to display the information about USB buses and the devices connected to them</text:p>
          </table:table-cell>
          <table:table-cell table:style-name="Table1.D2" office:value-type="float" office:value="0">
            <text:p text:style-name="P69">lsusb</text:p>
          </table:table-cell>
        </table:table-row>
        <table:table-row table:style-name="Table1.2">
          <table:table-cell table:style-name="Table1.A3" office:value-type="string">
            <text:p text:style-name="P70">man</text:p>
          </table:table-cell>
          <table:table-cell table:style-name="Table1.B3" office:value-type="float" office:value="0">
            <text:p text:style-name="P70">Man &lt;command/tools&gt;</text:p>
          </table:table-cell>
          <table:table-cell table:style-name="Table1.B3" office:value-type="float" office:value="0">
            <text:p text:style-name="P70">Display the reference of the tools or command that are you using</text:p>
          </table:table-cell>
          <table:table-cell table:style-name="Table1.D3" office:value-type="float" office:value="0">
            <text:p text:style-name="P70">man ls</text:p>
            <text:p text:style-name="P70">man lsusb</text:p>
            <text:p text:style-name="P70">man ping</text:p>
          </table:table-cell>
        </table:table-row>
        <table:table-row table:style-name="Table1.2">
          <table:table-cell table:style-name="Table1.A2" office:value-type="string">
            <text:p text:style-name="P71">grep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1">ifconfig</text:p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1">ping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ext:soft-page-break/>
        <table:table-row table:style-name="Table1.2">
          <table:table-cell table:style-name="Table1.A3" office:value-type="string">
            <text:p text:style-name="P71">reboot</text:p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1">sudo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1">tee</text:p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1">touch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1">traceroute</text:p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1">vi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1">wget</text:p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1">whatis</text:p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0"/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0"/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0"/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70"/>
          </table:table-cell>
          <table:table-cell table:style-name="Table1.B2">
            <text:p text:style-name="P70"/>
          </table:table-cell>
          <table:table-cell table:style-name="Table1.B2">
            <text:p text:style-name="P70"/>
          </table:table-cell>
          <table:table-cell table:style-name="Table1.D2">
            <text:p text:style-name="P70"/>
          </table:table-cell>
        </table:table-row>
        <table:table-row table:style-name="Table1.2">
          <table:table-cell table:style-name="Table1.A3" office:value-type="string">
            <text:p text:style-name="P70"/>
          </table:table-cell>
          <table:table-cell table:style-name="Table1.B3">
            <text:p text:style-name="P70"/>
          </table:table-cell>
          <table:table-cell table:style-name="Table1.B3">
            <text:p text:style-name="P70"/>
          </table:table-cell>
          <table:table-cell table:style-name="Table1.D3">
            <text:p text:style-name="P70"/>
          </table:table-cell>
        </table:table-row>
        <table:table-row table:style-name="Table1.2">
          <table:table-cell table:style-name="Table1.A88" office:value-type="string">
            <text:p text:style-name="P70"/>
          </table:table-cell>
          <table:table-cell table:style-name="Table1.B88">
            <text:p text:style-name="P70"/>
          </table:table-cell>
          <table:table-cell table:style-name="Table1.B88">
            <text:p text:style-name="P70"/>
          </table:table-cell>
          <table:table-cell table:style-name="Table1.D88">
            <text:p text:style-name="P70"/>
          </table:table-cell>
        </table:table-row>
      </table:table>
      <text:p text:style-name="P6"/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7T16:58:05.440960896</dc:date>
    <meta:editing-duration>PT3H52M18S</meta:editing-duration>
    <meta:editing-cycles>29</meta:editing-cycles>
    <meta:generator>LibreOffice/6.2.5.2$Linux_X86_64 LibreOffice_project/20$Build-2</meta:generator>
    <meta:document-statistic meta:table-count="1" meta:image-count="0" meta:object-count="0" meta:page-count="12" meta:paragraph-count="430" meta:word-count="2004" meta:character-count="11744" meta:non-whitespace-character-count="9991"/>
  </office:meta>
</office:document-meta>
</file>